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9.0449in" svg:height="8.7949in" svg:x="4.2799in" svg:y="0.2823in">
            <draw:object draw:notify-on-update-of-ranges="results.A1:results.A1 results.A2:results.A32 results.B1:results.B1 results.B2:results.B32 results.C1:results.C1 results.C2:results.C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Row Major Order</text:p>
          </table:table-cell>
          <table:table-cell office:value-type="string" calcext:value-type="string">
            <text:p>Column Major Or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2968177" calcext:value-type="float">
            <text:p>222968177</text:p>
          </table:table-cell>
          <table:table-cell office:value-type="float" office:value="774861230" calcext:value-type="float">
            <text:p>7748612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9475376" calcext:value-type="float">
            <text:p>149475376</text:p>
          </table:table-cell>
          <table:table-cell office:value-type="float" office:value="774302326" calcext:value-type="float">
            <text:p>7743023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036589" calcext:value-type="float">
            <text:p>150036589</text:p>
          </table:table-cell>
          <table:table-cell office:value-type="float" office:value="773224177" calcext:value-type="float">
            <text:p>7732241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4771256" calcext:value-type="float">
            <text:p>154771256</text:p>
          </table:table-cell>
          <table:table-cell office:value-type="float" office:value="800650510" calcext:value-type="float">
            <text:p>8006505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2561050" calcext:value-type="float">
            <text:p>152561050</text:p>
          </table:table-cell>
          <table:table-cell office:value-type="float" office:value="776208817" calcext:value-type="float">
            <text:p>7762088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0697929" calcext:value-type="float">
            <text:p>150697929</text:p>
          </table:table-cell>
          <table:table-cell office:value-type="float" office:value="779505636" calcext:value-type="float">
            <text:p>7795056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9757530" calcext:value-type="float">
            <text:p>149757530</text:p>
          </table:table-cell>
          <table:table-cell office:value-type="float" office:value="771213410" calcext:value-type="float">
            <text:p>7712134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0246894" calcext:value-type="float">
            <text:p>150246894</text:p>
          </table:table-cell>
          <table:table-cell office:value-type="float" office:value="772223730" calcext:value-type="float">
            <text:p>7722237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9177806" calcext:value-type="float">
            <text:p>149177806</text:p>
          </table:table-cell>
          <table:table-cell office:value-type="float" office:value="773155182" calcext:value-type="float">
            <text:p>7731551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448999" calcext:value-type="float">
            <text:p>150448999</text:p>
          </table:table-cell>
          <table:table-cell office:value-type="float" office:value="776973219" calcext:value-type="float">
            <text:p>7769732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0478853" calcext:value-type="float">
            <text:p>150478853</text:p>
          </table:table-cell>
          <table:table-cell office:value-type="float" office:value="774784325" calcext:value-type="float">
            <text:p>7747843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9026244" calcext:value-type="float">
            <text:p>149026244</text:p>
          </table:table-cell>
          <table:table-cell office:value-type="float" office:value="775268876" calcext:value-type="float">
            <text:p>7752688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0562079" calcext:value-type="float">
            <text:p>150562079</text:p>
          </table:table-cell>
          <table:table-cell office:value-type="float" office:value="774937781" calcext:value-type="float">
            <text:p>7749377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0318693" calcext:value-type="float">
            <text:p>150318693</text:p>
          </table:table-cell>
          <table:table-cell office:value-type="float" office:value="775008716" calcext:value-type="float">
            <text:p>7750087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9662461" calcext:value-type="float">
            <text:p>149662461</text:p>
          </table:table-cell>
          <table:table-cell office:value-type="float" office:value="779075180" calcext:value-type="float">
            <text:p>7790751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4569757" calcext:value-type="float">
            <text:p>154569757</text:p>
          </table:table-cell>
          <table:table-cell office:value-type="float" office:value="790154199" calcext:value-type="float">
            <text:p>7901541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2170118" calcext:value-type="float">
            <text:p>152170118</text:p>
          </table:table-cell>
          <table:table-cell office:value-type="float" office:value="774385201" calcext:value-type="float">
            <text:p>7743852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1004960" calcext:value-type="float">
            <text:p>151004960</text:p>
          </table:table-cell>
          <table:table-cell office:value-type="float" office:value="774761702" calcext:value-type="float">
            <text:p>7747617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0168114" calcext:value-type="float">
            <text:p>150168114</text:p>
          </table:table-cell>
          <table:table-cell office:value-type="float" office:value="776269356" calcext:value-type="float">
            <text:p>7762693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0757251" calcext:value-type="float">
            <text:p>150757251</text:p>
          </table:table-cell>
          <table:table-cell office:value-type="float" office:value="774281264" calcext:value-type="float">
            <text:p>7742812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0581303" calcext:value-type="float">
            <text:p>150581303</text:p>
          </table:table-cell>
          <table:table-cell office:value-type="float" office:value="776711605" calcext:value-type="float">
            <text:p>7767116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0427395" calcext:value-type="float">
            <text:p>150427395</text:p>
          </table:table-cell>
          <table:table-cell office:value-type="float" office:value="774395476" calcext:value-type="float">
            <text:p>7743954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0010634" calcext:value-type="float">
            <text:p>150010634</text:p>
          </table:table-cell>
          <table:table-cell office:value-type="float" office:value="777218742" calcext:value-type="float">
            <text:p>7772187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1927640" calcext:value-type="float">
            <text:p>151927640</text:p>
          </table:table-cell>
          <table:table-cell office:value-type="float" office:value="775171232" calcext:value-type="float">
            <text:p>7751712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0257332" calcext:value-type="float">
            <text:p>150257332</text:p>
          </table:table-cell>
          <table:table-cell office:value-type="float" office:value="776458343" calcext:value-type="float">
            <text:p>7764583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1199105" calcext:value-type="float">
            <text:p>151199105</text:p>
          </table:table-cell>
          <table:table-cell office:value-type="float" office:value="775289088" calcext:value-type="float">
            <text:p>7752890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0227233" calcext:value-type="float">
            <text:p>150227233</text:p>
          </table:table-cell>
          <table:table-cell office:value-type="float" office:value="778525963" calcext:value-type="float">
            <text:p>7785259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4253145" calcext:value-type="float">
            <text:p>154253145</text:p>
          </table:table-cell>
          <table:table-cell office:value-type="float" office:value="788692629" calcext:value-type="float">
            <text:p>7886926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0776724" calcext:value-type="float">
            <text:p>150776724</text:p>
          </table:table-cell>
          <table:table-cell office:value-type="float" office:value="778320575" calcext:value-type="float">
            <text:p>7783205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9767828" calcext:value-type="float">
            <text:p>149767828</text:p>
          </table:table-cell>
          <table:table-cell office:value-type="float" office:value="775895562" calcext:value-type="float">
            <text:p>775895562</text:p>
          </table:table-cell>
        </table:table-row>
        <table:table-row table:style-name="ro1">
          <table:table-cell office:value-type="string" calcext:value-type="string">
            <text:p>Geometric Mean</text:p>
          </table:table-cell>
          <table:table-cell table:formula="of:=GEOMEAN([.B2:.B31])" office:value-type="float" office:value="152843352.736308" calcext:value-type="float">
            <text:p>152843352.736308</text:p>
          </table:table-cell>
          <table:table-cell table:formula="of:=GEOMEAN([.C2:.C31])" office:value-type="float" office:value="777242331.66236" calcext:value-type="float">
            <text:p>777242331.66236</text:p>
          </table:table-cell>
        </table:table-row>
        <table:table-row table:style-name="ro1">
          <table:table-cell office:value-type="string" calcext:value-type="string">
            <text:p>% Difference:</text:p>
          </table:table-cell>
          <table:table-cell table:style-name="ce1" table:formula="of:=(([.C32]-[.B32])/(([.B32]+[.C32])/2))" office:value-type="percentage" office:value="1.34266979784717" calcext:value-type="percentage">
            <text:p>134.27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01T22:04:38.717640424</dc:date>
    <dc:creator>Will Hawkins</dc:creator>
    <meta:editing-duration>PT4M55S</meta:editing-duration>
    <meta:editing-cycles>2</meta:editing-cycles>
    <meta:generator>LibreOffice/6.4.7.2$Linux_X86_64 LibreOffice_project/40$Build-2</meta:generator>
    <meta:document-statistic meta:table-count="1" meta:cell-count="9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data-label-number="value" chart:data-label-text="false" chart:data-label-symbol="false" chart:label-position="top" style:rotation-angle="93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data-label-number="none" chart:data-label-text="false" chart:data-label-symbol="false"/>
    </style:style>
    <style:style style:name="ch12" style:family="chart">
      <style:chart-properties chart:solid-type="cuboid" style:rotation-angle="45"/>
    </style:style>
    <style:style style:name="ch13" style:family="chart" style:data-style-name="N0">
      <style:chart-properties chart:symbol-type="none" chart:link-data-style-to-source="true" chart:data-label-number="value" chart:data-label-text="false" chart:data-label-symbol="false" style:rotation-angle="90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975cm" svg:height="22.34cm" xlink:href=".." xlink:type="simple" chart:class="chart:line" chart:style-name="ch1">
        <chart:title svg:x="5.715cm" svg:y="0.582cm" chart:style-name="ch2">
          <text:p>Array Iteration Performance: Row Major vs Column Major</text:p>
        </chart:title>
        <chart:subtitle svg:x="4.339cm" svg:y="1.807cm" chart:style-name="ch3">
          <text:p>5000 x 5000 integers, each trial is the time it takes to do 3 reads of the entire array.</text:p>
        </chart:subtitle>
        <chart:legend chart:legend-position="end" svg:x="18.562cm" svg:y="10.622cm" style:legend-expansion="high" chart:style-name="ch4"/>
        <chart:plot-area chart:style-name="ch5" table:cell-range-address="results.A1:results.C32" chart:data-source-has-labels="both" svg:x="1.47cm" svg:y="2.936cm" svg:width="16.633cm" svg:height="17.977cm">
          <chartooo:coordinate-region svg:x="3.388cm" svg:y="2.936cm" svg:width="14.574cm" svg:height="15.452cm"/>
          <chart:axis chart:dimension="x" chart:name="primary-x" chart:style-name="ch6" chartooo:axis-type="auto">
            <chartooo:date-scale/>
            <chart:title svg:x="9.411cm" svg:y="21.359cm" chart:style-name="ch7">
              <text:p>Trial</text:p>
            </chart:title>
            <chart:categories table:cell-range-address="results.A2:results.A32"/>
          </chart:axis>
          <chart:axis chart:dimension="y" chart:name="primary-y" chart:style-name="ch6">
            <chart:title svg:x="0.451cm" svg:y="12.828cm" chart:style-name="ch8">
              <text:p>Time (in ns)</text:p>
            </chart:title>
            <chart:grid chart:style-name="ch9" chart:class="major"/>
          </chart:axis>
          <chart:series chart:style-name="ch10" chart:values-cell-range-address="results.B2:results.B32" chart:label-cell-address="results.B1:results.B1" chart:class="chart:line">
            <chart:data-point chart:style-name="ch11" chart:repeated="30"/>
            <chart:data-point chart:style-name="ch12"/>
          </chart:series>
          <chart:series chart:style-name="ch13" chart:values-cell-range-address="results.C2:results.C32" chart:label-cell-address="results.C1:results.C1" chart:class="chart:line">
            <chart:data-point chart:style-name="ch11" chart:repeated="30"/>
            <chart:data-point chart:style-name="ch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Major Order</text:p>
                <draw:g>
                  <svg:desc>results.B1:results.B1</svg:desc>
                </draw:g>
              </table:table-cell>
              <table:table-cell office:value-type="string">
                <text:p>Column Major Order</text:p>
                <draw:g>
                  <svg:desc>results.C1:results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.A2:results.A32</svg:desc>
                </draw:g>
              </table:table-cell>
              <table:table-cell office:value-type="float" office:value="222968177">
                <text:p>222968177</text:p>
                <draw:g>
                  <svg:desc>results.B2:results.B32</svg:desc>
                </draw:g>
              </table:table-cell>
              <table:table-cell office:value-type="float" office:value="774861230">
                <text:p>774861230</text:p>
                <draw:g>
                  <svg:desc>results.C2:results.C3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9475376">
                <text:p>149475376</text:p>
              </table:table-cell>
              <table:table-cell office:value-type="float" office:value="774302326">
                <text:p>7743023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0036589">
                <text:p>150036589</text:p>
              </table:table-cell>
              <table:table-cell office:value-type="float" office:value="773224177">
                <text:p>77322417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4771256">
                <text:p>154771256</text:p>
              </table:table-cell>
              <table:table-cell office:value-type="float" office:value="800650510">
                <text:p>80065051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2561050">
                <text:p>152561050</text:p>
              </table:table-cell>
              <table:table-cell office:value-type="float" office:value="776208817">
                <text:p>7762088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0697929">
                <text:p>150697929</text:p>
              </table:table-cell>
              <table:table-cell office:value-type="float" office:value="779505636">
                <text:p>77950563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9757530">
                <text:p>149757530</text:p>
              </table:table-cell>
              <table:table-cell office:value-type="float" office:value="771213410">
                <text:p>77121341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0246894">
                <text:p>150246894</text:p>
              </table:table-cell>
              <table:table-cell office:value-type="float" office:value="772223730">
                <text:p>77222373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9177806">
                <text:p>149177806</text:p>
              </table:table-cell>
              <table:table-cell office:value-type="float" office:value="773155182">
                <text:p>7731551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0448999">
                <text:p>150448999</text:p>
              </table:table-cell>
              <table:table-cell office:value-type="float" office:value="776973219">
                <text:p>77697321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50478853">
                <text:p>150478853</text:p>
              </table:table-cell>
              <table:table-cell office:value-type="float" office:value="774784325">
                <text:p>77478432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49026244">
                <text:p>149026244</text:p>
              </table:table-cell>
              <table:table-cell office:value-type="float" office:value="775268876">
                <text:p>77526887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50562079">
                <text:p>150562079</text:p>
              </table:table-cell>
              <table:table-cell office:value-type="float" office:value="774937781">
                <text:p>77493778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50318693">
                <text:p>150318693</text:p>
              </table:table-cell>
              <table:table-cell office:value-type="float" office:value="775008716">
                <text:p>77500871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9662461">
                <text:p>149662461</text:p>
              </table:table-cell>
              <table:table-cell office:value-type="float" office:value="779075180">
                <text:p>77907518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54569757">
                <text:p>154569757</text:p>
              </table:table-cell>
              <table:table-cell office:value-type="float" office:value="790154199">
                <text:p>79015419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52170118">
                <text:p>152170118</text:p>
              </table:table-cell>
              <table:table-cell office:value-type="float" office:value="774385201">
                <text:p>77438520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51004960">
                <text:p>151004960</text:p>
              </table:table-cell>
              <table:table-cell office:value-type="float" office:value="774761702">
                <text:p>77476170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50168114">
                <text:p>150168114</text:p>
              </table:table-cell>
              <table:table-cell office:value-type="float" office:value="776269356">
                <text:p>77626935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0757251">
                <text:p>150757251</text:p>
              </table:table-cell>
              <table:table-cell office:value-type="float" office:value="774281264">
                <text:p>77428126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50581303">
                <text:p>150581303</text:p>
              </table:table-cell>
              <table:table-cell office:value-type="float" office:value="776711605">
                <text:p>77671160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50427395">
                <text:p>150427395</text:p>
              </table:table-cell>
              <table:table-cell office:value-type="float" office:value="774395476">
                <text:p>77439547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50010634">
                <text:p>150010634</text:p>
              </table:table-cell>
              <table:table-cell office:value-type="float" office:value="777218742">
                <text:p>77721874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51927640">
                <text:p>151927640</text:p>
              </table:table-cell>
              <table:table-cell office:value-type="float" office:value="775171232">
                <text:p>77517123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50257332">
                <text:p>150257332</text:p>
              </table:table-cell>
              <table:table-cell office:value-type="float" office:value="776458343">
                <text:p>77645834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51199105">
                <text:p>151199105</text:p>
              </table:table-cell>
              <table:table-cell office:value-type="float" office:value="775289088">
                <text:p>77528908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50227233">
                <text:p>150227233</text:p>
              </table:table-cell>
              <table:table-cell office:value-type="float" office:value="778525963">
                <text:p>77852596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54253145">
                <text:p>154253145</text:p>
              </table:table-cell>
              <table:table-cell office:value-type="float" office:value="788692629">
                <text:p>78869262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50776724">
                <text:p>150776724</text:p>
              </table:table-cell>
              <table:table-cell office:value-type="float" office:value="778320575">
                <text:p>77832057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9767828">
                <text:p>149767828</text:p>
              </table:table-cell>
              <table:table-cell office:value-type="float" office:value="775895562">
                <text:p>775895562</text:p>
              </table:table-cell>
            </table:table-row>
            <table:table-row>
              <table:table-cell office:value-type="string">
                <text:p>Geometric Mean</text:p>
              </table:table-cell>
              <table:table-cell office:value-type="float" office:value="152843352.736308">
                <text:p>152843352.736308</text:p>
              </table:table-cell>
              <table:table-cell office:value-type="float" office:value="777242331.66236">
                <text:p>777242331.662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